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4D800000605785D668D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46.04mm" style:rel-column-width="14366*"/>
    </style:style>
    <style:style style:name="Table1.B" style:family="table-column">
      <style:table-column-properties style:column-width="163.97mm" style:rel-column-width="51169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0.01mm" svg:height="260.99mm" draw:z-index="0"><draw:image xlink:href="Pictures/10000000000004D800000605785D668D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23.1 – 04/2025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4$Unix OpenOffice.org_project/4114m1$Build-9811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0" meta:character-count="133"/>
    <meta:user-defined meta:name="WebPublish_HTML_Profile">EEZ (HTML)</meta:user-defined>
  </office:meta>
</office:document-meta>
</file>